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color="#ff0000" style:font-name="標楷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6" table:number-columns-spanned="8" table:number-rows-spanned="1"/>
          <table:covered-table-cell table:number-columns-repeated="7" table:style-name="ce51"/>
          <table:table-cell table:style-name="ce70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99年 3月</text:p>
          </table:table-cell>
          <table:covered-table-cell table:number-columns-repeated="9" table:style-name="ce12"/>
          <table:table-cell table:style-name="ce47" office:value-type="string" calcext:value-type="string" table:number-columns-spanned="8" table:number-rows-spanned="1">
            <text:p><text:s text:c="3"/>March- 2010</text:p>
          </table:table-cell>
          <table:covered-table-cell table:number-columns-repeated="7" table:style-name="ce52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5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5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6"/>
          <table:covered-table-cell table:style-name="ce26"/>
          <table:table-cell table:style-name="ce40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4"/>
          <table:covered-table-cell table:style-name="ce57"/>
          <table:table-cell table:style-name="ce61" office:value-type="string" calcext:value-type="string" table:number-columns-spanned="2" table:number-rows-spanned="2">
            <text:p>拆除後重建移送法辦數</text:p>
          </table:table-cell>
          <table:covered-table-cell table:style-name="ce65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7"/>
          <table:covered-table-cell table:style-name="ce27"/>
          <table:table-cell table:style-name="ce41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41"/>
          <table:table-cell table:style-name="ce48" office:value-type="string" calcext:value-type="string" table:number-columns-spanned="3" table:number-rows-spanned="1">
            <text:p>本年度應拆除數<text:span text:style-name="T5">(累計至上月底)</text:span></text:p>
          </table:table-cell>
          <table:covered-table-cell table:number-columns-repeated="2" table:style-name="ce48"/>
          <table:table-cell table:style-name="ce45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6" office:value-type="string" calcext:value-type="string" table:number-columns-spanned="2" table:number-rows-spanned="1">
            <text:p>本月<text:span text:style-name="T6">(</text:span><text:span text:style-name="T7">經認定</text:span><text:span text:style-name="T8">)</text:span><text:span text:style-name="T7">應拆除數</text:span></text:p>
          </table:table-cell>
          <table:covered-table-cell table:style-name="ce58"/>
          <table:covered-table-cell table:style-name="ce62"/>
          <table:covered-table-cell table:style-name="ce66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<text:span text:style-name="T1">尚未拆除總數</text:span>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34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4"/>
          <table:table-cell table:style-name="ce34" office:value-type="string" calcext:value-type="string" table:number-columns-spanned="1" table:number-rows-spanned="2">
            <text:p>本月<text:span text:style-name="T1">尚未</text:span></text:p>
            <text:p><text:span text:style-name="T1">拆除數</text:span></text:p>
          </table:table-cell>
          <table:table-cell table:style-name="ce59" office:value-type="string" calcext:value-type="string" table:number-columns-spanned="1" table:number-rows-spanned="2">
            <text:p>本月</text:p>
            <text:p>拆除數</text:p>
          </table:table-cell>
          <table:table-cell table:style-name="ce63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7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style-name="ce29"/>
          <table:covered-table-cell table:style-name="ce35"/>
          <table:covered-table-cell table:style-name="ce39"/>
          <table:covered-table-cell table:style-name="ce29"/>
          <table:covered-table-cell table:style-name="ce43"/>
          <table:covered-table-cell table:style-name="ce39"/>
          <table:covered-table-cell table:number-columns-repeated="2" table:style-name="ce43"/>
          <table:covered-table-cell table:style-name="ce39"/>
          <table:covered-table-cell table:number-columns-repeated="2" table:style-name="ce43"/>
          <table:covered-table-cell table:style-name="ce29"/>
          <table:covered-table-cell table:style-name="ce60"/>
          <table:covered-table-cell table:style-name="ce64"/>
          <table:covered-table-cell table:style-name="ce68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11736" calcext:value-type="float">
            <text:p><text:s/>511,736 </text:p>
          </table:table-cell>
          <table:table-cell table:style-name="ce30" office:value-type="float" office:value="2201" calcext:value-type="float">
            <text:p><text:s/>2,201 </text:p>
          </table:table-cell>
          <table:table-cell table:style-name="ce30" office:value-type="float" office:value="26569" calcext:value-type="float">
            <text:p><text:s/>26,56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1" calcext:value-type="float">
            <text:p><text:s/>11 </text:p>
          </table:table-cell>
          <table:table-cell table:style-name="ce30" office:value-type="float" office:value="474668" calcext:value-type="float">
            <text:p><text:s/>474,668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30" office:value-type="float" office:value="997" calcext:value-type="float">
            <text:p><text:s/>997 </text:p>
          </table:table-cell>
          <table:table-cell table:style-name="ce30" office:value-type="float" office:value="6390" calcext:value-type="float">
            <text:p><text:s/>6,390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30" office:value-type="float" office:value="489" calcext:value-type="float">
            <text:p><text:s/>489 </text:p>
          </table:table-cell>
          <table:table-cell table:style-name="ce30" office:value-type="float" office:value="4813" calcext:value-type="float">
            <text:p><text:s/>4,813 </text:p>
          </table:table-cell>
          <table:table-cell table:style-name="ce30" office:value-type="float" office:value="4109" calcext:value-type="float">
            <text:p><text:s/>4,109 </text:p>
          </table:table-cell>
          <table:table-cell table:style-name="ce30" office:value-type="float" office:value="704" calcext:value-type="float">
            <text:p><text:s/>704 </text:p>
          </table:table-cell>
          <table:table-cell table:style-name="ce30" office:value-type="float" office:value="42" calcext:value-type="float">
            <text:p><text:s/>42 </text:p>
          </table:table-cell>
          <table:table-cell table:style-name="ce30" office:value-type="float" office:value="13" calcext:value-type="float">
            <text:p><text:s/>13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336817" calcext:value-type="float">
            <text:p><text:s/>336,817 </text:p>
          </table:table-cell>
          <table:table-cell table:style-name="ce30" office:value-type="float" office:value="1318" calcext:value-type="float">
            <text:p><text:s/>1,318 </text:p>
          </table:table-cell>
          <table:table-cell table:style-name="ce30" office:value-type="float" office:value="19583" calcext:value-type="float">
            <text:p><text:s/>19,58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308719" calcext:value-type="float">
            <text:p><text:s/>308,719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30" office:value-type="float" office:value="619" calcext:value-type="float">
            <text:p><text:s/>619 </text:p>
          </table:table-cell>
          <table:table-cell table:style-name="ce30" office:value-type="float" office:value="5145" calcext:value-type="float">
            <text:p><text:s/>5,145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30" office:value-type="float" office:value="288" calcext:value-type="float">
            <text:p><text:s/>288 </text:p>
          </table:table-cell>
          <table:table-cell table:style-name="ce30" office:value-type="float" office:value="3776" calcext:value-type="float">
            <text:p><text:s/>3,776 </text:p>
          </table:table-cell>
          <table:table-cell table:style-name="ce30" office:value-type="float" office:value="3370" calcext:value-type="float">
            <text:p><text:s/>3,370 </text:p>
          </table:table-cell>
          <table:table-cell table:style-name="ce30" office:value-type="float" office:value="406" calcext:value-type="float">
            <text:p><text:s/>406 </text:p>
          </table:table-cell>
          <table:table-cell table:style-name="ce30" office:value-type="float" office:value="34" calcext:value-type="float">
            <text:p><text:s/>34 </text:p>
          </table:table-cell>
          <table:table-cell table:style-name="ce30" office:value-type="float" office:value="10" calcext:value-type="float">
            <text:p><text:s/>10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北縣</text:p>
          </table:table-cell>
          <table:table-cell table:style-name="ce17" office:value-type="string" calcext:value-type="string">
            <text:p>Taipei County</text:p>
          </table:table-cell>
          <table:table-cell table:style-name="ce25" office:value-type="float" office:value="160846" calcext:value-type="float">
            <text:p><text:s/>160,846 </text:p>
          </table:table-cell>
          <table:table-cell table:style-name="ce31" office:value-type="float" office:value="846" calcext:value-type="float">
            <text:p><text:s/>84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54618" calcext:value-type="float">
            <text:p><text:s/>154,618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533" calcext:value-type="float">
            <text:p><text:s/>533 </text:p>
          </table:table-cell>
          <table:table-cell table:style-name="ce31" office:value-type="float" office:value="3940" calcext:value-type="float">
            <text:p><text:s/>3,940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211" calcext:value-type="float">
            <text:p><text:s/>211 </text:p>
          </table:table-cell>
          <table:table-cell table:style-name="ce31" office:value-type="float" office:value="2390" calcext:value-type="float">
            <text:p><text:s/>2,390 </text:p>
          </table:table-cell>
          <table:table-cell table:style-name="ce31" office:value-type="float" office:value="2288" calcext:value-type="float">
            <text:p><text:s/>2,288 </text:p>
          </table:table-cell>
          <table:table-cell table:style-name="ce31" office:value-type="float" office:value="102" calcext:value-type="float">
            <text:p><text:s/>102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386" calcext:value-type="float">
            <text:p><text:s/>2,386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14" calcext:value-type="float">
            <text:p><text:s/>7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3" calcext:value-type="float">
            <text:p><text:s/>13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style-name="ce31" office:value-type="float" office:value="13" calcext:value-type="float">
            <text:p><text:s/>13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29444" calcext:value-type="float">
            <text:p><text:s/>29,444 </text:p>
          </table:table-cell>
          <table:table-cell table:style-name="ce31" office:value-type="float" office:value="55" calcext:value-type="float">
            <text:p><text:s/>55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8138" calcext:value-type="float">
            <text:p><text:s/>28,13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321" calcext:value-type="float">
            <text:p><text:s/>32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0" calcext:value-type="float">
            <text:p><text:s/>30 </text:p>
          </table:table-cell>
          <table:table-cell table:style-name="ce31" office:value-type="float" office:value="265" calcext:value-type="float">
            <text:p><text:s/>265 </text:p>
          </table:table-cell>
          <table:table-cell table:style-name="ce31" office:value-type="float" office:value="251" calcext:value-type="float">
            <text:p><text:s/>251 </text:p>
          </table:table-cell>
          <table:table-cell table:style-name="ce31" office:value-type="float" office:value="14" calcext:value-type="float">
            <text:p><text:s/>14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4025" calcext:value-type="float">
            <text:p><text:s/>4,02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109" calcext:value-type="float">
            <text:p><text:s/>1,1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868" calcext:value-type="float">
            <text:p><text:s/>2,86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5" calcext:value-type="float">
            <text:p><text:s/>3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3" calcext:value-type="float">
            <text:p><text:s/>1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260" calcext:value-type="float">
            <text:p><text:s/>1,260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162" calcext:value-type="float">
            <text:p><text:s/>1,16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31" calcext:value-type="float">
            <text:p><text:s/>3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67" calcext:value-type="float">
            <text:p><text:s/>6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中縣</text:p>
          </table:table-cell>
          <table:table-cell table:style-name="ce17" office:value-type="string" calcext:value-type="string">
            <text:p>Taichung County</text:p>
          </table:table-cell>
          <table:table-cell table:style-name="ce25" office:value-type="float" office:value="7102" calcext:value-type="float">
            <text:p><text:s/>7,102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1127" calcext:value-type="float">
            <text:p><text:s/>1,12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823" calcext:value-type="float">
            <text:p><text:s/>5,82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81" calcext:value-type="float">
            <text:p><text:s/>8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71" calcext:value-type="float">
            <text:p><text:s/>7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5096" calcext:value-type="float">
            <text:p><text:s/>5,096 </text:p>
          </table:table-cell>
          <table:table-cell table:style-name="ce31" office:value-type="float" office:value="82" calcext:value-type="float">
            <text:p><text:s/>82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802" calcext:value-type="float">
            <text:p><text:s/>4,80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3" calcext:value-type="float">
            <text:p><text:s/>5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84" calcext:value-type="float">
            <text:p><text:s/>84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82" calcext:value-type="float">
            <text:p><text:s/>82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654" calcext:value-type="float">
            <text:p><text:s/>1,654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33" calcext:value-type="float">
            <text:p><text:s/>1,53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3" calcext:value-type="float">
            <text:p><text:s/>1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060" calcext:value-type="float">
            <text:p><text:s/>2,060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24" calcext:value-type="float">
            <text:p><text:s/>1,724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8" calcext:value-type="float">
            <text:p><text:s/>18 </text:p>
          </table:table-cell>
          <table:table-cell table:style-name="ce31" office:value-type="float" office:value="17" calcext:value-type="float">
            <text:p><text:s/>17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082" calcext:value-type="float">
            <text:p><text:s/>2,08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03" calcext:value-type="float">
            <text:p><text:s/>1,70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" calcext:value-type="float">
            <text:p><text:s/>1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5" calcext:value-type="float">
            <text:p><text:s/>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南縣</text:p>
          </table:table-cell>
          <table:table-cell table:style-name="ce17" office:value-type="string" calcext:value-type="string">
            <text:p>Tainan County</text:p>
          </table:table-cell>
          <table:table-cell table:style-name="ce25" office:value-type="float" office:value="738" calcext:value-type="float">
            <text:p><text:s/>738 </text:p>
          </table:table-cell>
          <table:table-cell table:style-name="ce31" office:value-type="float" office:value="14" calcext:value-type="float">
            <text:p><text:s/>1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682" calcext:value-type="float">
            <text:p><text:s/>68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6" calcext:value-type="float">
            <text:p><text:s/>2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41" calcext:value-type="float">
            <text:p><text:s/>41 </text:p>
          </table:table-cell>
          <table:table-cell table:style-name="ce31" office:value-type="float" office:value="30" calcext:value-type="float">
            <text:p><text:s/>30 </text:p>
          </table:table-cell>
          <table:table-cell table:style-name="ce31" office:value-type="float" office:value="11" calcext:value-type="float">
            <text:p><text:s/>1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高雄縣</text:p>
          </table:table-cell>
          <table:table-cell table:style-name="ce17" office:value-type="string" calcext:value-type="string">
            <text:p>Kaohsiung County</text:p>
          </table:table-cell>
          <table:table-cell table:style-name="ce25" office:value-type="float" office:value="13121" calcext:value-type="float">
            <text:p><text:s/>13,121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69" calcext:value-type="float">
            <text:p><text:s/>16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717" calcext:value-type="float">
            <text:p><text:s/>12,71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4" calcext:value-type="float">
            <text:p><text:s/>16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3" calcext:value-type="float">
            <text:p><text:s/>73 </text:p>
          </table:table-cell>
          <table:table-cell table:style-name="ce31" office:value-type="float" office:value="71" calcext:value-type="float">
            <text:p><text:s/>71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2902" calcext:value-type="float">
            <text:p><text:s/>12,902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027" calcext:value-type="float">
            <text:p><text:s/>12,02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7" calcext:value-type="float">
            <text:p><text:s/>27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12" calcext:value-type="float">
            <text:p><text:s/>1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405" calcext:value-type="float">
            <text:p><text:s/>405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393" calcext:value-type="float">
            <text:p><text:s/>39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0" calcext:value-type="float">
            <text:p><text:s/>1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541" calcext:value-type="float">
            <text:p><text:s/>2,541 </text:p>
          </table:table-cell>
          <table:table-cell table:style-name="ce31" office:value-type="float" office:value="15" calcext:value-type="float">
            <text:p><text:s/>1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506" calcext:value-type="float">
            <text:p><text:s/>2,5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" calcext:value-type="float">
            <text:p><text:s/>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1" calcext:value-type="float">
            <text:p><text:s/>41 </text:p>
          </table:table-cell>
          <table:table-cell table:style-name="ce31" office:value-type="float" office:value="26" calcext:value-type="float">
            <text:p><text:s/>26 </text:p>
          </table:table-cell>
          <table:table-cell table:style-name="ce31" office:value-type="float" office:value="15" calcext:value-type="float">
            <text:p><text:s/>1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10" calcext:value-type="float">
            <text:p><text:s/>10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10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6982" calcext:value-type="float">
            <text:p><text:s/>16,982 </text:p>
          </table:table-cell>
          <table:table-cell table:style-name="ce31" office:value-type="float" office:value="33" calcext:value-type="float">
            <text:p><text:s/>33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855" calcext:value-type="float">
            <text:p><text:s/>15,85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220" calcext:value-type="float">
            <text:p><text:s/>220 </text:p>
          </table:table-cell>
          <table:table-cell table:style-name="ce31" office:value-type="float" office:value="190" calcext:value-type="float">
            <text:p><text:s/>190 </text:p>
          </table:table-cell>
          <table:table-cell table:style-name="ce31" office:value-type="float" office:value="30" calcext:value-type="float">
            <text:p><text:s/>3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6290" calcext:value-type="float">
            <text:p><text:s/>6,290 </text:p>
          </table:table-cell>
          <table:table-cell table:style-name="ce31" office:value-type="float" office:value="23" calcext:value-type="float">
            <text:p><text:s/>23 </text:p>
          </table:table-cell>
          <table:table-cell table:style-name="ce31" office:value-type="float" office:value="515" calcext:value-type="float">
            <text:p><text:s/>51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5615" calcext:value-type="float">
            <text:p><text:s/>5,61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90" calcext:value-type="float">
            <text:p><text:s/>9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77" calcext:value-type="float">
            <text:p><text:s/>77 </text:p>
          </table:table-cell>
          <table:table-cell table:style-name="ce31" office:value-type="float" office:value="70" calcext:value-type="float">
            <text:p><text:s/>70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中市</text:p>
          </table:table-cell>
          <table:table-cell table:style-name="ce17" office:value-type="string" calcext:value-type="string">
            <text:p>Taichung City</text:p>
          </table:table-cell>
          <table:table-cell table:style-name="ce25" office:value-type="float" office:value="33666" calcext:value-type="float">
            <text:p><text:s/>33,666 </text:p>
          </table:table-cell>
          <table:table-cell table:style-name="ce31" office:value-type="float" office:value="188" calcext:value-type="float">
            <text:p><text:s/>188 </text:p>
          </table:table-cell>
          <table:table-cell table:style-name="ce31" office:value-type="float" office:value="4345" calcext:value-type="float">
            <text:p><text:s/>4,34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8899" calcext:value-type="float">
            <text:p><text:s/>28,89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" calcext:value-type="float">
            <text:p><text:s/>35 </text:p>
          </table:table-cell>
          <table:table-cell table:style-name="ce31" office:value-type="float" office:value="256" calcext:value-type="float">
            <text:p><text:s/>25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9" calcext:value-type="float">
            <text:p><text:s/>29 </text:p>
          </table:table-cell>
          <table:table-cell table:style-name="ce31" office:value-type="float" office:value="290" calcext:value-type="float">
            <text:p><text:s/>290 </text:p>
          </table:table-cell>
          <table:table-cell table:style-name="ce31" office:value-type="float" office:value="166" calcext:value-type="float">
            <text:p><text:s/>166 </text:p>
          </table:table-cell>
          <table:table-cell table:style-name="ce31" office:value-type="float" office:value="124" calcext:value-type="float">
            <text:p><text:s/>12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5759" calcext:value-type="float">
            <text:p><text:s/>15,75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217" calcext:value-type="float">
            <text:p><text:s/>12,21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" calcext:value-type="float">
            <text:p><text:s/>1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9" calcext:value-type="float">
            <text:p><text:s/>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南市</text:p>
          </table:table-cell>
          <table:table-cell table:style-name="ce17" office:value-type="string" calcext:value-type="string">
            <text:p>Tainan City</text:p>
          </table:table-cell>
          <table:table-cell table:style-name="ce25" office:value-type="float" office:value="18448" calcext:value-type="float">
            <text:p><text:s/>18,448 </text:p>
          </table:table-cell>
          <table:table-cell table:style-name="ce31" office:value-type="float" office:value="24" calcext:value-type="float">
            <text:p><text:s/>24 </text:p>
          </table:table-cell>
          <table:table-cell table:style-name="ce31" office:value-type="float" office:value="3609" calcext:value-type="float">
            <text:p><text:s/>3,6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4713" calcext:value-type="float">
            <text:p><text:s/>14,71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2" calcext:value-type="float">
            <text:p><text:s/>22 </text:p>
          </table:table-cell>
          <table:table-cell table:style-name="ce31" office:value-type="float" office:value="67" calcext:value-type="float">
            <text:p><text:s/>6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60" calcext:value-type="float">
            <text:p><text:s/>60 </text:p>
          </table:table-cell>
          <table:table-cell table:style-name="ce31" office:value-type="float" office:value="59" calcext:value-type="float">
            <text:p><text:s/>59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79845" calcext:value-type="float">
            <text:p><text:s/>79,845 </text:p>
          </table:table-cell>
          <table:table-cell table:style-name="ce30" office:value-type="float" office:value="420" calcext:value-type="float">
            <text:p><text:s/>420 </text:p>
          </table:table-cell>
          <table:table-cell table:style-name="ce30" office:value-type="float" office:value="6580" calcext:value-type="float">
            <text:p><text:s/>6,58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6" calcext:value-type="float">
            <text:p><text:s/>6 </text:p>
          </table:table-cell>
          <table:table-cell table:style-name="ce30" office:value-type="float" office:value="72405" calcext:value-type="float">
            <text:p><text:s/>72,40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54" calcext:value-type="float">
            <text:p><text:s/>154 </text:p>
          </table:table-cell>
          <table:table-cell table:style-name="ce30" office:value-type="float" office:value="445" calcext:value-type="float">
            <text:p><text:s/>44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20" calcext:value-type="float">
            <text:p><text:s/>120 </text:p>
          </table:table-cell>
          <table:table-cell table:style-name="ce30" office:value-type="float" office:value="555" calcext:value-type="float">
            <text:p><text:s/>555 </text:p>
          </table:table-cell>
          <table:table-cell table:style-name="ce30" office:value-type="float" office:value="415" calcext:value-type="float">
            <text:p><text:s/>415 </text:p>
          </table:table-cell>
          <table:table-cell table:style-name="ce30" office:value-type="float" office:value="140" calcext:value-type="float">
            <text:p><text:s/>140 </text:p>
          </table:table-cell>
          <table:table-cell table:style-name="ce30" office:value-type="float" office:value="8" calcext:value-type="float">
            <text:p><text:s/>8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92811" calcext:value-type="float">
            <text:p><text:s/>92,811 </text:p>
          </table:table-cell>
          <table:table-cell table:style-name="ce30" office:value-type="float" office:value="461" calcext:value-type="float">
            <text:p><text:s/>461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91723" calcext:value-type="float">
            <text:p><text:s/>91,72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24" calcext:value-type="float">
            <text:p><text:s/>224 </text:p>
          </table:table-cell>
          <table:table-cell table:style-name="ce30" office:value-type="float" office:value="788" calcext:value-type="float">
            <text:p><text:s/>78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79" calcext:value-type="float">
            <text:p><text:s/>79 </text:p>
          </table:table-cell>
          <table:table-cell table:style-name="ce30" office:value-type="float" office:value="458" calcext:value-type="float">
            <text:p><text:s/>458 </text:p>
          </table:table-cell>
          <table:table-cell table:style-name="ce30" office:value-type="float" office:value="300" calcext:value-type="float">
            <text:p><text:s/>300 </text:p>
          </table:table-cell>
          <table:table-cell table:style-name="ce30" office:value-type="float" office:value="158" calcext:value-type="float">
            <text:p><text:s/>158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263" calcext:value-type="float">
            <text:p><text:s/>2,263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406" calcext:value-type="float">
            <text:p><text:s/>40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821" calcext:value-type="float">
            <text:p><text:s/>1,82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2" calcext:value-type="float">
            <text:p><text:s/>1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" calcext:value-type="float">
            <text:p><text:s/>2 </text:p>
          </table:table-cell>
          <table:table-cell table:number-columns-repeated="2" table:style-name="ce30" office:value-type="float" office:value="24" calcext:value-type="float">
            <text:p><text:s/>24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1816" calcext:value-type="float">
            <text:p><text:s/>1,816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780" calcext:value-type="float">
            <text:p><text:s/>1,78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24" calcext:value-type="float">
            <text:p><text:s/>2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447" calcext:value-type="float">
            <text:p><text:s/>44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06" calcext:value-type="float">
            <text:p><text:s/>4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1" calcext:value-type="float">
            <text:p><text:s/>41 </text:p>
          </table:table-cell>
          <table:table-cell table:number-columns-repeated="10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9" office:value-type="string" calcext:value-type="string" table:number-columns-spanned="8" table:number-rows-spanned="1">
            <text:p>Source：County and City Government</text:p>
          </table:table-cell>
          <table:covered-table-cell table:style-name="ce49"/>
          <table:covered-table-cell table:number-columns-repeated="5" table:style-name="ce53"/>
          <table:covered-table-cell table:style-name="ce69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9"/>
          <table:table-cell table:style-name="ce50" office:value-type="string" calcext:value-type="string">
            <text:p>Note：</text:p>
          </table:table-cell>
          <table:table-cell table:style-name="ce50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810710</dc:creator>
    <dc:date>2010-06-07T15:11:56</dc:date>
    <meta:print-date>2007-08-08T17:17:22</meta:print-date>
    <meta:document-statistic meta:table-count="1" meta:cell-count="537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